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41705a" officeooo:paragraph-rsid="0041705a"/>
    </style:style>
    <style:style style:name="P34" style:family="paragraph" style:parent-style-name="Standard">
      <style:paragraph-properties fo:text-align="start" style:justify-single-word="false"/>
      <style:text-properties fo:language="pl" fo:country="PL" officeooo:rsid="0041705a" officeooo:paragraph-rsid="00435682"/>
    </style:style>
    <style:style style:name="P35" style:family="paragraph" style:parent-style-name="Standard">
      <style:paragraph-properties fo:text-align="start" style:justify-single-word="false"/>
      <style:text-properties fo:language="pl" fo:country="PL" officeooo:rsid="004c6798" officeooo:paragraph-rsid="004c6798"/>
    </style:style>
    <style:style style:name="P36" style:family="paragraph" style:parent-style-name="Standard">
      <style:paragraph-properties fo:text-align="start" style:justify-single-word="false"/>
      <style:text-properties fo:language="pl" fo:country="PL" officeooo:rsid="004c6798" officeooo:paragraph-rsid="00502eb8"/>
    </style:style>
    <style:style style:name="P37" style:family="paragraph" style:parent-style-name="Standard">
      <style:paragraph-properties fo:text-align="start" style:justify-single-word="false"/>
      <style:text-properties fo:language="pl" fo:country="PL" officeooo:rsid="004e5413" officeooo:paragraph-rsid="004e5413"/>
    </style:style>
    <style:style style:name="P38" style:family="paragraph" style:parent-style-name="Standard">
      <style:paragraph-properties fo:text-align="start" style:justify-single-word="false"/>
      <style:text-properties fo:language="pl" fo:country="PL" officeooo:rsid="004e5413" officeooo:paragraph-rsid="00502eb8"/>
    </style:style>
    <style:style style:name="P39" style:family="paragraph" style:parent-style-name="Standard">
      <style:paragraph-properties fo:text-align="start" style:justify-single-word="false"/>
      <style:text-properties fo:language="pl" fo:country="PL" officeooo:rsid="00502eb8" officeooo:paragraph-rsid="00502eb8"/>
    </style:style>
    <style:style style:name="P40" style:family="paragraph" style:parent-style-name="Standard">
      <style:paragraph-properties fo:text-align="start" style:justify-single-word="false"/>
      <style:text-properties fo:language="pl" fo:country="PL" officeooo:rsid="005082a9" officeooo:paragraph-rsid="005082a9"/>
    </style:style>
    <style:style style:name="P41" style:family="paragraph" style:parent-style-name="Standard">
      <style:paragraph-properties fo:text-align="start" style:justify-single-word="false"/>
      <style:text-properties fo:language="pl" fo:country="PL" officeooo:rsid="0051e7a1" officeooo:paragraph-rsid="0051e7a1"/>
    </style:style>
    <style:style style:name="P42" style:family="paragraph" style:parent-style-name="Standard">
      <style:paragraph-properties fo:text-align="start" style:justify-single-word="false"/>
      <style:text-properties fo:language="pl" fo:country="PL" officeooo:rsid="0052cc76" officeooo:paragraph-rsid="0052cc76"/>
    </style:style>
    <style:style style:name="P43" style:family="paragraph" style:parent-style-name="Standard">
      <style:paragraph-properties fo:text-align="start" style:justify-single-word="false"/>
      <style:text-properties fo:language="pl" fo:country="PL" officeooo:rsid="0053b129" officeooo:paragraph-rsid="0053b129"/>
    </style:style>
    <style:style style:name="P44" style:family="paragraph" style:parent-style-name="Standard">
      <style:paragraph-properties fo:text-align="start" style:justify-single-word="false"/>
      <style:text-properties fo:language="pl" fo:country="PL" officeooo:rsid="00554c81" officeooo:paragraph-rsid="00554c81"/>
    </style:style>
    <style:style style:name="P45" style:family="paragraph" style:parent-style-name="Standard">
      <style:paragraph-properties fo:text-align="start" style:justify-single-word="false"/>
      <style:text-properties fo:language="pl" fo:country="PL" officeooo:rsid="0056318f" officeooo:paragraph-rsid="0056318f"/>
    </style:style>
    <style:style style:name="P46" style:family="paragraph" style:parent-style-name="Standard">
      <style:paragraph-properties fo:text-align="start" style:justify-single-word="false"/>
      <style:text-properties fo:language="pl" fo:country="PL" officeooo:rsid="0057fbe5" officeooo:paragraph-rsid="0057fbe5"/>
    </style:style>
    <style:style style:name="P47" style:family="paragraph" style:parent-style-name="Standard">
      <style:paragraph-properties fo:text-align="start" style:justify-single-word="false"/>
      <style:text-properties fo:language="pl" fo:country="PL" officeooo:rsid="00591c71" officeooo:paragraph-rsid="00591c71"/>
    </style:style>
    <style:style style:name="P48" style:family="paragraph" style:parent-style-name="Standard">
      <style:paragraph-properties fo:text-align="start" style:justify-single-word="false"/>
      <style:text-properties fo:language="pl" fo:country="PL" officeooo:rsid="005ae311" officeooo:paragraph-rsid="005ae311"/>
    </style:style>
    <style:style style:name="P49" style:family="paragraph" style:parent-style-name="Standard">
      <style:paragraph-properties fo:text-align="start" style:justify-single-word="false"/>
      <style:text-properties fo:language="pl" fo:country="PL" officeooo:rsid="005cf156" officeooo:paragraph-rsid="005cf156"/>
    </style:style>
    <style:style style:name="P50" style:family="paragraph" style:parent-style-name="Standard">
      <style:paragraph-properties fo:text-align="start" style:justify-single-word="false"/>
      <style:text-properties fo:language="pl" fo:country="PL" officeooo:rsid="005e15ff" officeooo:paragraph-rsid="005e15ff"/>
    </style:style>
    <style:style style:name="P51" style:family="paragraph" style:parent-style-name="Standard">
      <style:paragraph-properties fo:text-align="start" style:justify-single-word="false"/>
      <style:text-properties fo:language="pl" fo:country="PL" officeooo:rsid="005f8f65" officeooo:paragraph-rsid="005f8f65"/>
    </style:style>
    <style:style style:name="P52" style:family="paragraph" style:parent-style-name="Standard">
      <style:paragraph-properties fo:text-align="start" style:justify-single-word="false"/>
      <style:text-properties fo:language="pl" fo:country="PL" officeooo:rsid="006323a2" officeooo:paragraph-rsid="006323a2"/>
    </style:style>
    <style:style style:name="P53" style:family="paragraph" style:parent-style-name="Standard">
      <style:paragraph-properties fo:text-align="start" style:justify-single-word="false"/>
      <style:text-properties fo:language="pl" fo:country="PL" officeooo:rsid="00639216" officeooo:paragraph-rsid="00639216"/>
    </style:style>
    <style:style style:name="P54" style:family="paragraph" style:parent-style-name="Standard">
      <style:paragraph-properties fo:text-align="start" style:justify-single-word="false"/>
      <style:text-properties fo:language="pl" fo:country="PL" officeooo:rsid="0064b3b4" officeooo:paragraph-rsid="0064b3b4"/>
    </style:style>
    <style:style style:name="P55" style:family="paragraph" style:parent-style-name="Standard">
      <style:paragraph-properties fo:text-align="start" style:justify-single-word="false"/>
      <style:text-properties fo:language="pl" fo:country="PL" officeooo:rsid="0066ac39" officeooo:paragraph-rsid="0066ac39"/>
    </style:style>
    <style:style style:name="P56" style:family="paragraph" style:parent-style-name="Standard">
      <style:paragraph-properties fo:text-align="start" style:justify-single-word="false"/>
      <style:text-properties fo:language="pl" fo:country="PL" officeooo:rsid="006875f8" officeooo:paragraph-rsid="006875f8"/>
    </style:style>
    <style:style style:name="P57" style:family="paragraph" style:parent-style-name="Standard">
      <style:paragraph-properties fo:text-align="start" style:justify-single-word="false"/>
      <style:text-properties fo:language="pl" fo:country="PL" officeooo:rsid="006929bb" officeooo:paragraph-rsid="006929bb"/>
    </style:style>
    <style:style style:name="P58" style:family="paragraph" style:parent-style-name="Standard">
      <style:paragraph-properties fo:text-align="start" style:justify-single-word="false"/>
      <style:text-properties fo:language="pl" fo:country="PL" officeooo:rsid="00698401" officeooo:paragraph-rsid="00698401"/>
    </style:style>
    <style:style style:name="P59" style:family="paragraph" style:parent-style-name="Standard">
      <style:paragraph-properties fo:text-align="start" style:justify-single-word="false"/>
      <style:text-properties fo:language="pl" fo:country="PL" officeooo:rsid="006af3e9" officeooo:paragraph-rsid="006af3e9"/>
    </style:style>
    <style:style style:name="P60" style:family="paragraph" style:parent-style-name="Standard">
      <style:paragraph-properties fo:text-align="start" style:justify-single-word="false"/>
      <style:text-properties fo:language="pl" fo:country="PL" officeooo:rsid="006ba670" officeooo:paragraph-rsid="006ba670"/>
    </style:style>
    <style:style style:name="P61" style:family="paragraph" style:parent-style-name="Standard">
      <style:paragraph-properties fo:text-align="start" style:justify-single-word="false"/>
      <style:text-properties fo:language="pl" fo:country="PL" officeooo:rsid="006ba670" officeooo:paragraph-rsid="006bfd85"/>
    </style:style>
    <style:style style:name="P62" style:family="paragraph" style:parent-style-name="Standard">
      <style:paragraph-properties fo:text-align="start" style:justify-single-word="false"/>
      <style:text-properties fo:language="pl" fo:country="PL" officeooo:rsid="006c5278" officeooo:paragraph-rsid="006c5278"/>
    </style:style>
    <style:style style:name="P63" style:family="paragraph" style:parent-style-name="Standard">
      <style:paragraph-properties fo:text-align="start" style:justify-single-word="false"/>
      <style:text-properties fo:language="pl" fo:country="PL" officeooo:rsid="006d9b2f" officeooo:paragraph-rsid="006d9b2f"/>
    </style:style>
    <style:style style:name="P64" style:family="paragraph" style:parent-style-name="Standard">
      <style:paragraph-properties fo:text-align="start" style:justify-single-word="false"/>
      <style:text-properties fo:language="pl" fo:country="PL" officeooo:rsid="006f1353" officeooo:paragraph-rsid="006f1353"/>
    </style:style>
    <style:style style:name="P65" style:family="paragraph" style:parent-style-name="Standard">
      <style:paragraph-properties fo:text-align="start" style:justify-single-word="false"/>
      <style:text-properties fo:language="pl" fo:country="PL" officeooo:rsid="006fd1e2" officeooo:paragraph-rsid="006fd1e2"/>
    </style:style>
    <style:style style:name="P66" style:family="paragraph" style:parent-style-name="Standard">
      <style:paragraph-properties fo:text-align="start" style:justify-single-word="false"/>
      <style:text-properties fo:language="pl" fo:country="PL" officeooo:rsid="00718dac" officeooo:paragraph-rsid="00718dac"/>
    </style:style>
    <style:style style:name="P67" style:family="paragraph" style:parent-style-name="Standard">
      <style:paragraph-properties fo:text-align="start" style:justify-single-word="false"/>
      <style:text-properties fo:language="pl" fo:country="PL" officeooo:rsid="0072ef58" officeooo:paragraph-rsid="0072ef58"/>
    </style:style>
    <style:style style:name="P68" style:family="paragraph" style:parent-style-name="Standard">
      <style:paragraph-properties fo:text-align="start" style:justify-single-word="false"/>
      <style:text-properties fo:language="pl" fo:country="PL" officeooo:rsid="0073bf75" officeooo:paragraph-rsid="0073bf75"/>
    </style:style>
    <style:style style:name="P69" style:family="paragraph" style:parent-style-name="Standard">
      <style:paragraph-properties fo:text-align="start" style:justify-single-word="false"/>
      <style:text-properties fo:language="pl" fo:country="PL" officeooo:rsid="0075a112" officeooo:paragraph-rsid="0075a112"/>
    </style:style>
    <style:style style:name="P70" style:family="paragraph" style:parent-style-name="Standard">
      <style:paragraph-properties fo:text-align="start" style:justify-single-word="false"/>
      <style:text-properties fo:language="pl" fo:country="PL" officeooo:rsid="00774190" officeooo:paragraph-rsid="00774190"/>
    </style:style>
    <style:style style:name="P71" style:family="paragraph" style:parent-style-name="Standard">
      <style:paragraph-properties fo:text-align="start" style:justify-single-word="false"/>
      <style:text-properties fo:language="pl" fo:country="PL" officeooo:rsid="00789112" officeooo:paragraph-rsid="00789112"/>
    </style:style>
    <style:style style:name="P72" style:family="paragraph" style:parent-style-name="Standard">
      <style:paragraph-properties fo:text-align="start" style:justify-single-word="false"/>
      <style:text-properties fo:language="pl" fo:country="PL" officeooo:rsid="007c1b50" officeooo:paragraph-rsid="007c1b50"/>
    </style:style>
    <style:style style:name="P73" style:family="paragraph" style:parent-style-name="Standard">
      <style:paragraph-properties fo:text-align="start" style:justify-single-word="false"/>
      <style:text-properties fo:language="pl" fo:country="PL" officeooo:rsid="007d7bf3" officeooo:paragraph-rsid="007d7bf3"/>
    </style:style>
    <style:style style:name="P74" style:family="paragraph" style:parent-style-name="Standard">
      <style:paragraph-properties fo:text-align="start" style:justify-single-word="false"/>
      <style:text-properties fo:language="pl" fo:country="PL" officeooo:rsid="007f81de" officeooo:paragraph-rsid="007f81de"/>
    </style:style>
    <style:style style:name="P75" style:family="paragraph" style:parent-style-name="Standard">
      <style:paragraph-properties fo:text-align="start" style:justify-single-word="false"/>
      <style:text-properties fo:language="pl" fo:country="PL" officeooo:rsid="007fccc2" officeooo:paragraph-rsid="007fccc2"/>
    </style:style>
    <style:style style:name="P76" style:family="paragraph" style:parent-style-name="Standard">
      <style:paragraph-properties fo:text-align="start" style:justify-single-word="false"/>
      <style:text-properties fo:language="pl" fo:country="PL" officeooo:rsid="007fe252" officeooo:paragraph-rsid="007fe252"/>
    </style:style>
    <style:style style:name="P77" style:family="paragraph" style:parent-style-name="Standard">
      <style:paragraph-properties fo:text-align="start" style:justify-single-word="false"/>
      <style:text-properties fo:language="pl" fo:country="PL" officeooo:rsid="0080d00b" officeooo:paragraph-rsid="0080d00b"/>
    </style:style>
    <style:style style:name="P78" style:family="paragraph" style:parent-style-name="Standard">
      <style:paragraph-properties fo:text-align="start" style:justify-single-word="false"/>
      <style:text-properties fo:language="pl" fo:country="PL" officeooo:rsid="00810be8" officeooo:paragraph-rsid="00810be8"/>
    </style:style>
    <style:style style:name="P79" style:family="paragraph" style:parent-style-name="Standard">
      <style:paragraph-properties fo:text-align="start" style:justify-single-word="false"/>
      <style:text-properties fo:language="pl" fo:country="PL" officeooo:rsid="00810be8" officeooo:paragraph-rsid="0093447f"/>
    </style:style>
    <style:style style:name="P80" style:family="paragraph" style:parent-style-name="Standard">
      <style:paragraph-properties fo:text-align="start" style:justify-single-word="false"/>
      <style:text-properties fo:language="pl" fo:country="PL" officeooo:rsid="0081f773" officeooo:paragraph-rsid="0081f773"/>
    </style:style>
    <style:style style:name="P81" style:family="paragraph" style:parent-style-name="Standard">
      <style:paragraph-properties fo:text-align="start" style:justify-single-word="false"/>
      <style:text-properties fo:language="pl" fo:country="PL" officeooo:rsid="0081f773" officeooo:paragraph-rsid="0093447f"/>
    </style:style>
    <style:style style:name="P82" style:family="paragraph" style:parent-style-name="Standard">
      <style:paragraph-properties fo:text-align="start" style:justify-single-word="false"/>
      <style:text-properties fo:language="pl" fo:country="PL" officeooo:rsid="008316cd" officeooo:paragraph-rsid="008316cd"/>
    </style:style>
    <style:style style:name="P83" style:family="paragraph" style:parent-style-name="Standard">
      <style:paragraph-properties fo:text-align="start" style:justify-single-word="false"/>
      <style:text-properties fo:language="pl" fo:country="PL" officeooo:rsid="0083cc71" officeooo:paragraph-rsid="0083cc71"/>
    </style:style>
    <style:style style:name="P84" style:family="paragraph" style:parent-style-name="Standard">
      <style:paragraph-properties fo:text-align="start" style:justify-single-word="false"/>
      <style:text-properties fo:language="pl" fo:country="PL" officeooo:rsid="0085cf22" officeooo:paragraph-rsid="0085cf22"/>
    </style:style>
    <style:style style:name="P85" style:family="paragraph" style:parent-style-name="Standard">
      <style:paragraph-properties fo:text-align="start" style:justify-single-word="false"/>
      <style:text-properties fo:language="pl" fo:country="PL" officeooo:rsid="008f21c2" officeooo:paragraph-rsid="008f21c2"/>
    </style:style>
    <style:style style:name="P86" style:family="paragraph" style:parent-style-name="Standard">
      <style:paragraph-properties fo:text-align="start" style:justify-single-word="false"/>
      <style:text-properties fo:language="pl" fo:country="PL" officeooo:rsid="0090532f" officeooo:paragraph-rsid="0090532f"/>
    </style:style>
    <style:style style:name="P87" style:family="paragraph" style:parent-style-name="Standard">
      <style:paragraph-properties fo:text-align="start" style:justify-single-word="false"/>
      <style:text-properties fo:language="pl" fo:country="PL" officeooo:rsid="00938ede" officeooo:paragraph-rsid="00938ede"/>
    </style:style>
    <style:style style:name="P88" style:family="paragraph" style:parent-style-name="Standard">
      <style:paragraph-properties fo:text-align="start" style:justify-single-word="false"/>
      <style:text-properties fo:language="pl" fo:country="PL" officeooo:rsid="00949782" officeooo:paragraph-rsid="00949782"/>
    </style:style>
    <style:style style:name="P89" style:family="paragraph" style:parent-style-name="Standard">
      <style:paragraph-properties fo:text-align="start" style:justify-single-word="false"/>
      <style:text-properties fo:language="pl" fo:country="PL" officeooo:rsid="00953f8f" officeooo:paragraph-rsid="00953f8f"/>
    </style:style>
    <style:style style:name="P90" style:family="paragraph" style:parent-style-name="Standard">
      <style:paragraph-properties fo:text-align="start" style:justify-single-word="false"/>
      <style:text-properties fo:language="pl" fo:country="PL" officeooo:rsid="00966893" officeooo:paragraph-rsid="00966893"/>
    </style:style>
    <style:style style:name="P91" style:family="paragraph" style:parent-style-name="Standard">
      <style:paragraph-properties fo:text-align="start" style:justify-single-word="false"/>
      <style:text-properties fo:language="pl" fo:country="PL" officeooo:rsid="0097ccf8" officeooo:paragraph-rsid="0097ccf8"/>
    </style:style>
    <style:style style:name="P92" style:family="paragraph" style:parent-style-name="Standard">
      <style:paragraph-properties fo:text-align="start" style:justify-single-word="false"/>
      <style:text-properties fo:language="pl" fo:country="PL" officeooo:rsid="0098b4f9" officeooo:paragraph-rsid="0098b4f9"/>
    </style:style>
    <style:style style:name="P93" style:family="paragraph" style:parent-style-name="Standard">
      <style:paragraph-properties fo:text-align="start" style:justify-single-word="false"/>
      <style:text-properties fo:language="pl" fo:country="PL" officeooo:rsid="009a7e5e" officeooo:paragraph-rsid="009a7e5e"/>
    </style:style>
    <style:style style:name="P94" style:family="paragraph" style:parent-style-name="Standard">
      <style:paragraph-properties fo:text-align="start" style:justify-single-word="false"/>
      <style:text-properties fo:language="pl" fo:country="PL" officeooo:rsid="009b99f9" officeooo:paragraph-rsid="009b99f9"/>
    </style:style>
    <style:style style:name="P95" style:family="paragraph" style:parent-style-name="Standard">
      <style:paragraph-properties fo:text-align="start" style:justify-single-word="false"/>
      <style:text-properties fo:language="pl" fo:country="PL" officeooo:rsid="009d0534" officeooo:paragraph-rsid="009d0534"/>
    </style:style>
    <style:style style:name="P96" style:family="paragraph" style:parent-style-name="Standard">
      <style:paragraph-properties fo:text-align="start" style:justify-single-word="false"/>
      <style:text-properties fo:language="pl" fo:country="PL" officeooo:rsid="00a0739f" officeooo:paragraph-rsid="00a0739f"/>
    </style:style>
    <style:style style:name="P97" style:family="paragraph" style:parent-style-name="Standard">
      <style:paragraph-properties fo:text-align="start" style:justify-single-word="false"/>
      <style:text-properties fo:language="pl" fo:country="PL" officeooo:rsid="00a170b9" officeooo:paragraph-rsid="00a170b9"/>
    </style:style>
    <style:style style:name="P98" style:family="paragraph" style:parent-style-name="Standard">
      <style:paragraph-properties fo:text-align="start" style:justify-single-word="false"/>
      <style:text-properties fo:language="pl" fo:country="PL" officeooo:rsid="00a170b9" officeooo:paragraph-rsid="00a170b9"/>
    </style:style>
    <style:style style:name="P99" style:family="paragraph" style:parent-style-name="Standard">
      <style:paragraph-properties fo:text-align="start" style:justify-single-word="false"/>
      <style:text-properties fo:language="pl" fo:country="PL" officeooo:rsid="00a293e9" officeooo:paragraph-rsid="00a293e9"/>
    </style:style>
    <style:style style:name="P100" style:family="paragraph" style:parent-style-name="Standard">
      <style:paragraph-properties fo:text-align="start" style:justify-single-word="false"/>
      <style:text-properties fo:language="pl" fo:country="PL" officeooo:rsid="00a41ec1" officeooo:paragraph-rsid="00a41ec1"/>
    </style:style>
    <style:style style:name="P101" style:family="paragraph" style:parent-style-name="Standard">
      <style:paragraph-properties fo:text-align="start" style:justify-single-word="false"/>
      <style:text-properties fo:language="pl" fo:country="PL" officeooo:rsid="00a41ec1" officeooo:paragraph-rsid="00aa83e3"/>
    </style:style>
    <style:style style:name="P102" style:family="paragraph" style:parent-style-name="Standard">
      <style:paragraph-properties fo:text-align="start" style:justify-single-word="false"/>
      <style:text-properties fo:language="pl" fo:country="PL" officeooo:rsid="00a5d3ae" officeooo:paragraph-rsid="00a5d3ae"/>
    </style:style>
    <style:style style:name="P103" style:family="paragraph" style:parent-style-name="Standard">
      <style:paragraph-properties fo:text-align="start" style:justify-single-word="false"/>
      <style:text-properties fo:language="pl" fo:country="PL" officeooo:rsid="00a5d3ae" officeooo:paragraph-rsid="00aa1342"/>
    </style:style>
    <style:style style:name="P104" style:family="paragraph" style:parent-style-name="Standard">
      <style:paragraph-properties fo:text-align="start" style:justify-single-word="false"/>
      <style:text-properties fo:language="pl" fo:country="PL" officeooo:rsid="00a71374" officeooo:paragraph-rsid="00a71374"/>
    </style:style>
    <style:style style:name="P105" style:family="paragraph" style:parent-style-name="Standard">
      <style:paragraph-properties fo:text-align="start" style:justify-single-word="false"/>
      <style:text-properties fo:language="pl" fo:country="PL" officeooo:rsid="00a71374" officeooo:paragraph-rsid="00aa1342"/>
    </style:style>
    <style:style style:name="P106" style:family="paragraph" style:parent-style-name="Standard">
      <style:paragraph-properties fo:text-align="start" style:justify-single-word="false"/>
      <style:text-properties fo:language="pl" fo:country="PL" officeooo:rsid="00a7e8fb" officeooo:paragraph-rsid="00a7e8fb"/>
    </style:style>
    <style:style style:name="P107" style:family="paragraph" style:parent-style-name="Standard">
      <style:paragraph-properties fo:text-align="start" style:justify-single-word="false"/>
      <style:text-properties fo:language="pl" fo:country="PL" officeooo:rsid="00a7e8fb" officeooo:paragraph-rsid="00a800d0"/>
    </style:style>
    <style:style style:name="P108" style:family="paragraph" style:parent-style-name="Standard">
      <style:paragraph-properties fo:text-align="start" style:justify-single-word="false"/>
      <style:text-properties fo:language="pl" fo:country="PL" officeooo:rsid="00a7e8fb" officeooo:paragraph-rsid="00a90689"/>
    </style:style>
    <style:style style:name="P109" style:family="paragraph" style:parent-style-name="Standard">
      <style:paragraph-properties fo:text-align="start" style:justify-single-word="false"/>
      <style:text-properties fo:language="pl" fo:country="PL" officeooo:rsid="00a7e8fb" officeooo:paragraph-rsid="00aa1342"/>
    </style:style>
    <style:style style:name="P110" style:family="paragraph" style:parent-style-name="Standard">
      <style:paragraph-properties fo:text-align="start" style:justify-single-word="false"/>
      <style:text-properties fo:language="pl" fo:country="PL" officeooo:rsid="00aa1342" officeooo:paragraph-rsid="00aa1342"/>
    </style:style>
    <style:style style:name="P111" style:family="paragraph" style:parent-style-name="Standard">
      <style:paragraph-properties fo:text-align="start" style:justify-single-word="false"/>
      <style:text-properties fo:language="pl" fo:country="PL" officeooo:rsid="00ac3887" officeooo:paragraph-rsid="00ac3887"/>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style:style style:name="T19" style:family="text">
      <style:text-properties officeooo:rsid="0048de9b"/>
    </style:style>
    <style:style style:name="T20" style:family="text">
      <style:text-properties officeooo:rsid="00499eaf"/>
    </style:style>
    <style:style style:name="T21" style:family="text">
      <style:text-properties officeooo:rsid="004b34cb"/>
    </style:style>
    <style:style style:name="T22" style:family="text">
      <style:text-properties officeooo:rsid="00502eb8"/>
    </style:style>
    <style:style style:name="T23" style:family="text">
      <style:text-properties officeooo:rsid="005082a9"/>
    </style:style>
    <style:style style:name="T24" style:family="text">
      <style:text-properties officeooo:rsid="0051e7a1"/>
    </style:style>
    <style:style style:name="T25" style:family="text">
      <style:text-properties officeooo:rsid="0057fbe5"/>
    </style:style>
    <style:style style:name="T26" style:family="text">
      <style:text-properties officeooo:rsid="005c9676"/>
    </style:style>
    <style:style style:name="T27" style:family="text">
      <style:text-properties officeooo:rsid="006323a2"/>
    </style:style>
    <style:style style:name="T28" style:family="text">
      <style:text-properties officeooo:rsid="00639216"/>
    </style:style>
    <style:style style:name="T29" style:family="text">
      <style:text-properties officeooo:rsid="0064b3b4"/>
    </style:style>
    <style:style style:name="T30" style:family="text">
      <style:text-properties officeooo:rsid="006929bb"/>
    </style:style>
    <style:style style:name="T31" style:family="text">
      <style:text-properties officeooo:rsid="006bfd85"/>
    </style:style>
    <style:style style:name="T32" style:family="text">
      <style:text-properties officeooo:rsid="00774190"/>
    </style:style>
    <style:style style:name="T33" style:family="text">
      <style:text-properties officeooo:rsid="0079089a"/>
    </style:style>
    <style:style style:name="T34" style:family="text">
      <style:text-properties officeooo:rsid="007fe252"/>
    </style:style>
    <style:style style:name="T35" style:family="text">
      <style:text-properties officeooo:rsid="00804ed5"/>
    </style:style>
    <style:style style:name="T36" style:family="text">
      <style:text-properties officeooo:rsid="0080d00b"/>
    </style:style>
    <style:style style:name="T37" style:family="text">
      <style:text-properties officeooo:rsid="0081f773"/>
    </style:style>
    <style:style style:name="T38" style:family="text">
      <style:text-properties officeooo:rsid="00853ffc"/>
    </style:style>
    <style:style style:name="T39" style:family="text">
      <style:text-properties officeooo:rsid="008769b0"/>
    </style:style>
    <style:style style:name="T40" style:family="text">
      <style:text-properties officeooo:rsid="0089c75b"/>
    </style:style>
    <style:style style:name="T41" style:family="text">
      <style:text-properties officeooo:rsid="0091768c"/>
    </style:style>
    <style:style style:name="T42" style:family="text">
      <style:text-properties officeooo:rsid="00949782"/>
    </style:style>
    <style:style style:name="T43" style:family="text">
      <style:text-properties officeooo:rsid="009a7e5e"/>
    </style:style>
    <style:style style:name="T44" style:family="text">
      <style:text-properties officeooo:rsid="009ec476"/>
    </style:style>
    <style:style style:name="T45" style:family="text">
      <style:text-properties officeooo:rsid="00a5d3ae"/>
    </style:style>
    <style:style style:name="T46" style:family="text">
      <style:text-properties officeooo:rsid="00a800d0"/>
    </style:style>
    <style:style style:name="T47" style:family="text">
      <style:text-properties officeooo:rsid="00aa1342"/>
    </style:style>
    <style:style style:name="T48" style:family="text">
      <style:text-properties officeooo:rsid="00ac3887"/>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 <text:span text:style-name="T20">Shortname</text:span><text:span text:style-name="T19">: </text:span><text:span text:style-name="T21">52-notatki</text:span></text:p>
      <text:p text:style-name="P32"><text:span text:style-name="T14">* Modified</text:span>: <text:date style:data-style-name="N49" text:date-value="2025-05-17T16:31:58.837876967">2025-05-17</text:date>, <text:time style:data-style-name="N61" text:time-value="2025-05-17T16:31:58.837976921">15:41:55</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text:soft-page-break/></text:p>
      <text:p text:style-name="P10">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text:soft-page-break/>Umiejętność tworzenia i sprzedawania. […] nawet przeciętna umiejętność sprzedaży gwałtownie zwiększy nasze szanse na sukces. (2023.02.11)</text:p>
      <text:p text:style-name="P21">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3">Przemek Gerschmann</text:p>
      <text:p text:style-name="P33"/>
      <text:p text:style-name="P33">Mam złą wiadomość: nie wszyscy będą się zgadzać z Twoimi opiniami i decyzjami. Mam też dobrą: to bez znaczenia. <text:span text:style-name="T16">(2023.04.08)</text:span></text:p>
      <text:p text:style-name="P34">Richard Feynman</text:p>
      <text:p text:style-name="P34"/>
      <text:p text:style-name="P34">Kiedy zmieniają się fakty, ja zmieniam zdanie. A pan co robi? <text:span text:style-name="T17">(2023.04.08)</text:span></text:p>
      <text:p text:style-name="P34">John Maynard Keynes</text:p>
      <text:p text:style-name="P34"/>
      <text:p text:style-name="P34">Zamiast wstrzymywać się z osądem do czasu zakończenia wyczerpujących poszukiwań danych, zmuszam się do sporządzenia wstępnej prognozy na podstawie dostępnych informacji. Następnie systematycznie ją rozbrajam, jeśli znajduje nowe informacje albo jeśli ktoś mnie przekona do swojego zdania. <text:span text:style-name="T17">(2023.04.08)</text:span></text:p>
      <text:p text:style-name="P34">Paul Saffo</text:p>
      <text:p text:style-name="P34"/>
      <text:p text:style-name="P34"><text:span text:style-name="T18">H</text:span>ipoteza jednego dnia <text:span text:style-name="T18">p</text:span>olega na opracowaniu propozycji rozwiązania problemu klienta w ciągu pierwszych 24 godzin od jego zdefiniowania. <text:span text:style-name="T18">(2023.04.08)</text:span></text:p>
      <text:p text:style-name="P34">McKinsey.</text:p>
      <text:p text:style-name="P34"/>
      <text:p text:style-name="P42"># 2022.12.24</text:p>
      <text:p text:style-name="P42"/>
      <text:p text:style-name="P35">Gdzie się myliłem? (2022.12.24)</text:p>
      <text:p text:style-name="P36"><text:soft-page-break/>Przemek <text:span text:style-name="T15">Gerschmann</text:span></text:p>
      <text:p text:style-name="P35"/>
      <text:p text:style-name="P37">Kiedyś myślałem, że życiowa mądrość bierze się z doświadczenia. Im więcej robimy, tym więcej wiemy, tym mniej popełniamy tych samych błędów, prawda? Myliłem się – mądrość wynika z refleksji nad zdobytym doświadczeniem. Bez świadomego, celowego i systematycznego przemyślenia każdego istotnego doświadczenia będziemy stać w miejscu, choć nasze koła będą się kręcić, a silnik hałasować. (2022.12.24)</text:p>
      <text:p text:style-name="P38">Przemek <text:span text:style-name="T15">Gerschmann</text:span></text:p>
      <text:p text:style-name="P37"/>
      <text:p text:style-name="P38">Kiedyś myślałem, że życiowa mądrość bierze się z doświadczenia. Im więcej robimy, tym więcej wiemy, tym mniej popełniamy tych samych błędów. Myliłem się: mądrość wynika z refleksji nad zdobytym doświadczeniem. Bez świadomego, celowego i systematycznego przemyślenia każdego istotnego doświadczenia będziemy stać w miejscu. <text:span text:style-name="T22">(2022.12.24)</text:span></text:p>
      <text:p text:style-name="P39">Przemek <text:span text:style-name="T15">Gerschmann</text:span></text:p>
      <text:p text:style-name="P39"/>
      <text:p text:style-name="P39">W pierwszych latach naszego życia <text:span text:style-name="T23">[…] n</text:span>asz mózg nieświadomie uczy się sam na bazie każdego nowego doświadczenia. Potem ten proces się wypłaszcza i coraz trudniej jest się nam uczyć - świadomie bądź nieświadomie. Naukowcy dowiedli, że pomiędzy 25 a 75 rokiem życia korelacja między wiekiem, a mądrością wynosi… zero. <text:span text:style-name="T23">(2022.12.24)</text:span></text:p>
      <text:p text:style-name="P40">Przemek Gerschmann</text:p>
      <text:p text:style-name="P40"/>
      <text:p text:style-name="P40">Gdyby liczyła się tylko długość życia to każdy sześćdziesięciolatek byłby mądrzejszy od pięćdziesięciolatka, a każdy pięćdziesięciolatek od czterdziestolatka, i tak dalej. W rzeczywistości świat jest peł<text:span text:style-name="T24">en </text:span>starych głupców, pytanie więc, jak mam się nie stać jednym z nich? Dlaczego to takie trudne? <text:span text:style-name="T24">(2022.12.24)</text:span></text:p>
      <text:p text:style-name="P41">Przemek Gerschmann</text:p>
      <text:p text:style-name="P41"/>
      <text:p text:style-name="P43">Gdzie się myliłem? […] W moim przypadku […] najczęściej jest ignorancja i przeszacowanie własnych umiejętności. […] wziąłem na siebie dużo więcej niż byłem w stanie zrealizować. Jednak najgorsze jest to, że dokładnie tak samo zrobiłem przed rokiem i nie wyciągnąłem z tego żadnych wniosków. Dlatego powtórzyłem te same błędy, stając się starym głupcem. (2022.12.24)</text:p>
      <text:p text:style-name="P43">Przemek Gerschmann</text:p>
      <text:p text:style-name="P43"/>
      <text:p text:style-name="P44">Błąd zaniedbania. Wiemy, że coś mamy zrobić, ale tego nie robimy. (2022.12.24)</text:p>
      <text:p text:style-name="P44">Przemek Gerschmann</text:p>
      <text:p text:style-name="P44"/>
      <text:p text:style-name="P45">Rób rzeczy ambitne, dostrzegaj swoje błędy, <text:span text:style-name="T25">ucz się nowych rzeczy. (2022.12.24)</text:span></text:p>
      <text:p text:style-name="P46">Przemek Gerschmann</text:p>
      <text:p text:style-name="P46"/>
      <text:p text:style-name="P47">Spróbuj znaleźć jeden błąd, który popełniłeś w tym roku i wyciągnąć z niego naukę. (2022.12.24)</text:p>
      <text:p text:style-name="P47">Przemek Gerschmann</text:p>
      <text:p text:style-name="P47"/>
      <text:p text:style-name="P47">Trudność nie polega na tym, aby w ogóle nie popełniać błędów, tylko aby nie powtarzać w kółko tych samych. (2022.12.24)</text:p>
      <text:p text:style-name="P47">Przemek Gerschman<text:span text:style-name="T26">n</text:span></text:p>
      <text:p text:style-name="P47"/>
      <text:p text:style-name="P48">To, że ktoś ma inne zdanie, nie oznacza, że powinieneś przestać go lubić. Wręcz przeciwnie. (2022.12.24)</text:p>
      <text:p text:style-name="P48">Przemek Gerschmann</text:p>
      <text:p text:style-name="P48"/>
      <text:p text:style-name="P49">Tylko dzięki błędom jesteśmy w stanie się uczyć. (2022.12.24)</text:p>
      <text:p text:style-name="P49">Przemek Gerschmann</text:p>
      <text:p text:style-name="P49"><text:soft-page-break/></text:p>
      <text:p text:style-name="P50">Nie uginaj kolan przed autorytetami narzuconymi przez społeczeństwo, jak: dyrektorka szkoły, szeryf czy burmistrz. Bądź silnym charakterem, sam wychodź z inicjatywą zamiast pytać o przyzwolenie. (2022.12.24)</text:p>
      <text:p text:style-name="P50">Przemek Gerschmann</text:p>
      <text:p text:style-name="P50"/>
      <text:p text:style-name="P51">Mechanizm „walidacji”: każdy człowiek potrzebuje potwierdzenia swojego statutu, opinii, racji i działań od innych członków społeczeństwa, przyjaciół czy rodziny. (2022.12.24)</text:p>
      <text:p text:style-name="P51">Erich Fromm</text:p>
      <text:p text:style-name="P51"/>
      <text:p text:style-name="P51"><text:span text:style-name="T40">O</text:span>sobiście wolałbym żyć w pokoju z samym sobą, ale toczyć wojnę z całym światem, niż walczyć ze sobą, aby przypodobać się innym. <text:span text:style-name="T27">[…] </text:span>każdy z nas prędzej będzie znienawidzony za to, kim jest, niż kochany za to, kim nie jest. Wszystko sprowadza się do umiejętności poszukiwania wewnętrznej satysfakcji zamiast zewnętrznej walidacji. <text:span text:style-name="T27">(2022.12.24)</text:span></text:p>
      <text:p text:style-name="P52">Przemek Gerschmann</text:p>
      <text:p text:style-name="P52"/>
      <text:p text:style-name="P52">Choć każdy kocha siebie samego mocniej niż innych ludzi, to bardziej zależy nam na ich opinii niż na własnej. Nie przestaje mnie to zadziwiać. <text:span text:style-name="T28">(2022.12.24)</text:span></text:p>
      <text:p text:style-name="P53">Marek Aureliusz</text:p>
      <text:p text:style-name="P53"/>
      <text:p text:style-name="P53">Zawsze masz możliwość nie mieć opinii. Nigdy nie ma potrzeby, aby się denerwować lub niepokoić swoją duszę rzeczami, których nie można kontrolować. Te rzeczy nie proszą się o osądzanie przez ciebie. Zostaw je w spokoju. <text:span text:style-name="T29">(2022.12.24)</text:span></text:p>
      <text:p text:style-name="P54">Marek Aureliusz</text:p>
      <text:p text:style-name="P54"/>
      <text:p text:style-name="P55">Pewność siebie to ważna umiejętność. Ma ogromny wpływ na to, jakich zadań się podejmujemy, jak je wykonujemy oraz jak postrzegają nas inni. (2023.02.25)</text:p>
      <text:p text:style-name="P55">Przemek Gerschmann</text:p>
      <text:p text:style-name="P55"/>
      <text:p text:style-name="P56">Pewność siebie, to umiejętność. […] Można ją zbudować i rozwinąć jak każdą inną umiejętność. (2023.02.25)</text:p>
      <text:p text:style-name="P56">Przemek Gerschmann</text:p>
      <text:p text:style-name="P57"/>
      <text:p text:style-name="P56"><text:span text:style-name="T30">Pewność siebie […] t</text:span>o stan, w którym mamy wiarę, że uda nam się coś zrobić, nawet jeśli tego wcześniej nie robiliśmy. I że to, co już zrobiliśmy jest dobre, nawet jeśli nie ma sposobu, aby to jednoznacznie zmierzyć. <text:span text:style-name="T30">(2023.02.25)</text:span></text:p>
      <text:p text:style-name="P57">Przemek Gerschmann</text:p>
      <text:p text:style-name="P57"/>
      <text:p text:style-name="P58">Pewność siebie […] Jeżeli jeszcze nigdy nic nie stworzyłeś, albo nie pokazałeś innym swojej pracy to trudno oczekiwać, że ktoś nas za to doceni. (2024.03.25)</text:p>
      <text:p text:style-name="P58">Przemek Gerschmann</text:p>
      <text:p text:style-name="P57"/>
      <text:p text:style-name="P59">Pewność siebie […] Wiele osób nie potrafi ruszyć z miejsca, zanim nie zostaną zachęceni przez kogoś z otoczenia. […] ale trzeba też robić rzeczy, które nie zyskują aprobaty naszych najbliższych. (2023.02.25)</text:p>
      <text:p text:style-name="P59">Przemek Gerschmann</text:p>
      <text:p text:style-name="P59"/>
      <text:p text:style-name="P60">Pewność siebie. […] cały czas prowadzimy ze sobą dialog. […] Nasz mózg cały czas do nas mówi i nie zawsze są to miłe rzeczy. […] I jak w każdej dyskusji, warto mieć konkretne argumenty, które będą przemawiać na naszą tezą. <text:span text:style-name="T31">Najlepiej dowody, twarde dane, albo historie, które faktycznie się wydażyły.</text:span> (2023.02.25)</text:p>
      <text:p text:style-name="P61">Przemek Gerschmann</text:p>
      <text:p text:style-name="P61"><text:soft-page-break/></text:p>
      <text:p text:style-name="P62">Pewność siebie może płynąć z osiągnięć. Potrzebujemy konkretnych i wymiernych osiągnięć. Są one najważniejszym elementem struktury pewności siebie i da się je budować cegiełka po cegiełce. (2023.02.25)</text:p>
      <text:p text:style-name="P62">Przemek Gerschmann</text:p>
      <text:p text:style-name="P62"/>
      <text:p text:style-name="P63">Każdy mały kroczek, każdy mały sukces, każda porażka, która Cię nie pokonała i strata która Cie nie zniechęciła, tworzą fundament naszej pewności siebie. (2023.02.25)</text:p>
      <text:p text:style-name="P63">Przemek Gerschamann</text:p>
      <text:p text:style-name="P63"/>
      <text:p text:style-name="P64">Pewność siebie. Bez budowania kolekcji osiągnięć przegramy z syndromem oszusta (ang. impostor syndrom) który karmi się naszą bezczynnością. (2023.02.25)</text:p>
      <text:p text:style-name="P64">Przemek Gerschmann</text:p>
      <text:p text:style-name="P64"/>
      <text:p text:style-name="P65">Pewność siebie, to nie tylko wiara w to że nam się uda, ale też pewność, że jak odniesiemy porażkę, to ona nas nie złamie. (2023.02.25)</text:p>
      <text:p text:style-name="P65">Przemek Gerschmann</text:p>
      <text:p text:style-name="P65"/>
      <text:p text:style-name="P66">Pewność siebie, ma zawsze dużo wspólnego z tym co sami sobie mówimy. (2023.02.25)</text:p>
      <text:p text:style-name="P66">Przemek Gerschmann</text:p>
      <text:p text:style-name="P66"/>
      <text:p text:style-name="P67">Trudno innym uwierzyć w naszą pewność siebie, jeśli nic więcej za nią nie stoi. Nikt nie będzie słuchał naszych rad, jeśli nie mają one poparcia w doświadczeniach i sukcesach. (2023.02.25)</text:p>
      <text:p text:style-name="P67">Przemek Gerschmann</text:p>
      <text:p text:style-name="P67"/>
      <text:p text:style-name="P68">Pewność siebie. Rolą rodzica, jest stwarzanie sytuacji, w których dziecko może nabrać pewności siebie przez działanie i wyzwania. (2023.02.25)</text:p>
      <text:p text:style-name="P68">Przemek Gerschmann</text:p>
      <text:p text:style-name="P68"/>
      <text:p text:style-name="P69">Pewność siebie pomoże nam gdy budujemy coś większego, stresującego, trudniejszego niż dotychczas i potrzebujemy wiary, że nam się uda. (2023.02.25)</text:p>
      <text:p text:style-name="P69">Przemek Gerschmann</text:p>
      <text:p text:style-name="P69"/>
      <text:p text:style-name="P69">Pewność siebie pomoże nam gdy wpadamy w zły nastrój, wywołany porażką, impasem, wypaleniem, atakiem <text:span text:style-name="T32">lub innym czynnikiem. (2023.02.25)</text:span></text:p>
      <text:p text:style-name="P70">Przemek Gerschamnn</text:p>
      <text:p text:style-name="P70"/>
      <text:p text:style-name="P70">Pewność siebie pomoże nam gdy wydarzy się coś złego: odpadniemy z wyścigu, zwolnią nas z pracy czy zostaniemy publicznie ośmieszeni. (2023.02.25)</text:p>
      <text:p text:style-name="P70">Przemek Gerschmann</text:p>
      <text:p text:style-name="P70"/>
      <text:p text:style-name="P71">Pewność siebie budujemy przez samodzielnie wypracowane osiągnięcia: <text:span text:style-name="T33">mogą być małe, ale częste.</text:span> (2023.02.25)</text:p>
      <text:p text:style-name="P71">Przemek Gerschamnn</text:p>
      <text:p text:style-name="P71"/>
      <text:p text:style-name="P85"># Jak wykonywać dobrą pracę (2023.10.21)</text:p>
      <text:p text:style-name="P85"/>
      <text:p text:style-name="P72"><text:span text:style-name="T35">Dobra praca. </text:span>Jak wykonać dobrą pracę? Musisz zdecydować nad czym chcesz pracować. Twoja praca musi: 1) być czymś w czym masz naturalny talent, 2) musi Cię głęboko interesować, 3) musi dawać Ci możliwość wykonania doskonałej pracy. (2023.10.21)</text:p>
      <text:p text:style-name="P72">Paul Graham</text:p>
      <text:p text:style-name="P72"/>
      <text:p text:style-name="P73"><text:soft-page-break/><text:span text:style-name="T34">Dobra praca. </text:span>Mało kto ma konkretne marzenia zawodowe: np. wie że chce być dentystą, strażakiem, tenisistą czy programistą. (2023.10.21)</text:p>
      <text:p text:style-name="P73">Przemek Gerschmann</text:p>
      <text:p text:style-name="P73"/>
      <text:p text:style-name="P74">Dobra praca. Jeśli nie jesteś pewien nad czym pracować, zgadnij. Wybierz coś i zacznij działać. Prawdopodobnie źle zgadniesz, ale nie ma w tym nic złego. Dobrze jest znać się na wielu rzeczach; niektóre z największych odkryć pochodzą z zauważania związków między kompletnie różnymi dziedzinami. (2023.10.21)</text:p>
      <text:p text:style-name="P74">Paul Graham</text:p>
      <text:p text:style-name="P74"/>
      <text:p text:style-name="P86">Dobra praca. Dobrze jest znać się na wielu rzeczach; niektóre z największych odkryć pochodzą z zauważania związków między kompletnie różnymi dziedzinami. (2023.10.21)</text:p>
      <text:p text:style-name="P86">Paul Graham</text:p>
      <text:p text:style-name="P74"/>
      <text:p text:style-name="P75">Dobra praca. Przestań rozmyślać, analizować i szukać inspiracji – zacznij działać. I próbuj różnych rzeczy jednocześnie. (2023.10.21)</text:p>
      <text:p text:style-name="P75">Przemek Gers<text:span text:style-name="T43">c</text:span>hmann</text:p>
      <text:p text:style-name="P75"/>
      <text:p text:style-name="P76">Dobra praca. <text:span text:style-name="T41">[gdy]</text:span> idziemy na studia, przez kilka lat karmią nas wyłącznie teorią. <text:span text:style-name="T36">(2023.10.21)</text:span></text:p>
      <text:p text:style-name="P77">Przemek Gers<text:span text:style-name="T43">c</text:span>hmann</text:p>
      <text:p text:style-name="P77"/>
      <text:p text:style-name="P79">Rozwijaj nawyk pracy nad własnymi projektami. Nie pozwól, aby „praca” <text:span text:style-name="T37">oznaczała coś, co inni mówią Ci, że masz robić. (2023.10.21)</text:span></text:p>
      <text:p text:style-name="P81">Paul Graham</text:p>
      <text:p text:style-name="P77"/>
      <text:p text:style-name="P78">Rozwijaj nawyk pracy nad własnymi projektami. Nie pozwól, aby „praca” <text:span text:style-name="T37">oznaczała coś, co inni mówią Ci, że masz robić. Jeśli uda Ci się kiedyś osiągnąć doskonałe wyniki, prawdopodobnie będzie to na własnym projekcie. (2023.10.21)</text:span></text:p>
      <text:p text:style-name="P80">Paul Graham</text:p>
      <text:p text:style-name="P80"/>
      <text:p text:style-name="P82">Nie pozwól, by szkoła przeszkodziła Ci w edukacji. (2023.10.21)</text:p>
      <text:p text:style-name="P82">Mark Twain</text:p>
      <text:p text:style-name="P82"/>
      <text:p text:style-name="P83">Dobra praca. Wielu ludzi z automatu nienawidzi pracy i traktuje to jako zło konieczne. Tak samo jak wiele osób nienawidzi się uczyć czy czytać. Jeśli trafili na fatalnych nauczycieli czy nudne książki to wcale im się nie dziwię. <text:span text:style-name="T38">Jak temu zapobiec? Uczyć się samemu i czytać inne książki niż poleca nam minister edukacji. </text:span>(2023.10.21)</text:p>
      <text:p text:style-name="P83">Przemek Gershmann</text:p>
      <text:p text:style-name="P83"/>
      <text:p text:style-name="P84">Dobra praca. Trzeba robić coś swojego obok głównego zajęcia. <text:span text:style-name="T39">[…] coś innego, co daje nam bezpośrednie korzyści, niekoniecznie finansowe. Niekoniecznie chodzi o „dorabianie po pracy”, czy robienie więcej tego samego. To musi być coś, co nas interesuje, pozwala się uczyć i rozwijać.</text:span>(2023.10.21)</text:p>
      <text:p text:style-name="P84">Przemek Gers<text:span text:style-name="T43">c</text:span>hmann</text:p>
      <text:p text:style-name="P84"/>
      <text:p text:style-name="P87">Od ponad dekady, pomimo pełnoetatowej pracy, zawsze mam własne projekty zawodowe. Robiłem je po godzinach, nocami, weekendami, tracąc czas, który normalnie przeznacza się na rozrywkę. Nie żałuję żadnej minuty na to poświęconej. <text:span text:style-name="T42">Dzięki temu zdobyłem unikalne doświadczenie, szerszą perspektywę</text:span> (2023.10.21)</text:p>
      <text:p text:style-name="P87">Przemek Gers<text:span text:style-name="T43">c</text:span>hmann</text:p>
      <text:p text:style-name="P87"/>
      <text:p text:style-name="P88"><text:soft-page-break/>Śmiało podążaj za nietypowymi pomysłami, nawet jeśli inni nie są nimi zainteresowani. A zwłaszcza jeśli nie są nimi zainteresowani. (2023.10.21)</text:p>
      <text:p text:style-name="P88">Przemek Gers<text:span text:style-name="T43">c</text:span>hmann</text:p>
      <text:p text:style-name="P88"/>
      <text:p text:style-name="P89">Dobra praca. Przed tobą cztery kroki: 1) wybierz dziedzinę, 2) naucz się wystarczająco dużo, aby dotrzeć do granicy wiedzy, 3) zauważ luki, 4) zbadaj obiecujące obszary. (2023.10.21)</text:p>
      <text:p text:style-name="P89">Przemek Gers<text:span text:style-name="T43">c</text:span>hmann</text:p>
      <text:p text:style-name="P89"/>
      <text:p text:style-name="P90">Dobra praca. […] ważne jest aby zająć się czymś, co Cię głęboko interesuje. Pasja popchnie Cię do cięższej pracy niż zwykła pracowitość. (2023.10.21)</text:p>
      <text:p text:style-name="P90">Przemek Gers<text:span text:style-name="T43">c</text:span>hmann</text:p>
      <text:p text:style-name="P88"/>
      <text:p text:style-name="P91">Dobra praca. Z boku wiele sukcesów wygląda na dzieło przypadku, czy szczęścia. W rzeczywistości bez nadmiernego nakładu ciężkiej pracy nie uda nam się osiągnąć niczego wybitnego. (2023.10.21)</text:p>
      <text:p text:style-name="P91">Przemek Gers<text:span text:style-name="T43">c</text:span>hmann</text:p>
      <text:p text:style-name="P91"/>
      <text:p text:style-name="P92">Dobra praca. Aby być w stanie wykonywać pracę przez długi czas musimy robić to, co nas interesuje, fascynuje czy pociąga. (2023.10.21)</text:p>
      <text:p text:style-name="P92">Przemek Gers<text:span text:style-name="T43">c</text:span>hmann</text:p>
      <text:p text:style-name="P92"/>
      <text:p text:style-name="P92">Dobra praca. Posiadanie pasji daje tak dużą przewagę. Ona jest jak paliwo, na którym pojedziemy dalej niż inni i po trudniejszym terenie. (2023.10.21)</text:p>
      <text:p text:style-name="P92">Przemek Gers<text:span text:style-name="T43">c</text:span>hmann</text:p>
      <text:p text:style-name="P92"/>
      <text:p text:style-name="P93">Dobra praca. Co zrobić, jeśli [...] nie wiesz nad czym pracować? Nie powinieneś dryfować, zakładając, że problem sam się rozwiąże. Musisz podjąć działania. (2023.10.21)</text:p>
      <text:p text:style-name="P93">Przemek Gerschmann</text:p>
      <text:p text:style-name="P93"/>
      <text:p text:style-name="P94">Dobra praca. […] musisz zacząć przyciągać szczęście. Sposobem na to jest bycie ciekawym. Próbuj wielu rzeczy, poznaj wielu ludzi, przeczytaj wiele książek, zadawaj wiele pytań. (2023.10.21)</text:p>
      <text:p text:style-name="P94">Przemek Gerschmann</text:p>
      <text:p text:style-name="P94"/>
      <text:p text:style-name="P95">Dobra praca. Jeśli chcesz zwiększyć swoją szanse na wygranie na loterii, to kup więcej losów. <text:span text:style-name="T44">Czyli rób więcej rzeczy, poznawaj ludzi, twórz i buduj swoją obecność online, pomagaj, zmieniaj pracę i dziedziny.</text:span>(2023.12.21)</text:p>
      <text:p text:style-name="P95">Przemek Gerschmann</text:p>
      <text:p text:style-name="P95"/>
      <text:p text:style-name="P96">Dobra praca. Nie martw się, jeśli okaże się, że interesują Cię odmienne rzeczy niż innych ludzi. […] Bardziej prawdopodobne jest, że znajdziesz nowe rzeczy, jeśli będziesz szukać tam, gdzie niewielu zaglądało wcześniej. (2023.10.21)</text:p>
      <text:p text:style-name="P96">Przemek Gerschmann</text:p>
      <text:p text:style-name="P96"/>
      <text:p text:style-name="P97">Dobra praca. Zacznij od tego co sam potrzebujesz! (2023.10.21)</text:p>
      <text:p text:style-name="P97">Przemek Gerschmann</text:p>
      <text:p text:style-name="P97"/>
      <text:p text:style-name="P97"/>
      <text:p text:style-name="P97"/>
      <text:p text:style-name="P99"># 5 osobistych lekcji od firmy lego (2025.05.17)</text:p>
      <text:p text:style-name="P101"><text:span text:style-name="T47">LEGO:</text:span><text:span text:style-name="T45"> </text:span>Zrób dobrze raz, korzystaj cały czas (2025.05.17)</text:p>
      <text:p text:style-name="P100"><text:span text:style-name="T45">Przemek Gerschmann</text:span></text:p>
      <text:p text:style-name="P100"/>
      <text:p text:style-name="P103"><text:soft-page-break/><text:span text:style-name="T47">LEGO:</text:span> <text:span text:style-name="T47">U</text:span>dało im się utrzymać spójność produktową i nie ulec pokusie zrobienia czegoś “lepszego od nowa“ ani ograniczenia jakości na poczet obniżenia kosztów. (2025.05.17)</text:p>
      <text:p text:style-name="P102">Przemek Gerschmann</text:p>
      <text:p text:style-name="P102"/>
      <text:p text:style-name="P105"><text:span text:style-name="T47">LEGO:</text:span> Lepsze wrogiem dobrego. (2025.05.17)</text:p>
      <text:p text:style-name="P104">Przemek Gerschmann</text:p>
      <text:p text:style-name="P104"/>
      <text:p text:style-name="P106">Lego: Wiele firm psuje swoje produktu w pogoni za maksymalizacją zysków. (2025.05.17)</text:p>
      <text:p text:style-name="P106">Przemek Gerschmann</text:p>
      <text:p text:style-name="P106"/>
      <text:p text:style-name="P109"><text:span text:style-name="T47">LEGO: </text:span>Jeśli uda Ci się zrobić coś naprawdę dobrego i użytecznego, to nie staraj się na siłę tego zmieniać.(2025.05.17)</text:p>
      <text:p text:style-name="P107">Przemek Gerschmann</text:p>
      <text:p text:style-name="P107"/>
      <text:p text:style-name="P109"><text:span text:style-name="T47">LEGO: </text:span>Jeśli uda Ci się zrobić coś naprawdę dobrego i użytecznego, to nie staraj się na siłę tego zmieniać <text:span text:style-name="T46">(</text:span>system pracy, rutyn, nawyków, treningów, spędzania czasu wolnego<text:span text:style-name="T46">)</text:span>. (2025.05.17)</text:p>
      <text:p text:style-name="P108">Przemek Gerschmann</text:p>
      <text:p text:style-name="P108"/>
      <text:p text:style-name="P109"><text:span text:style-name="T47">LEGO: </text:span>Celem narzędzi jest budowanie z ich użyciem, a nie skupianie się na ich ciągłym ulepszaniu. (2025.05.17)</text:p>
      <text:p text:style-name="P107">Przemek Gerschmann</text:p>
      <text:p text:style-name="P106"/>
      <text:p text:style-name="P110">LEGO: <text:span text:style-name="T48">Złożoność trzeba ograniczać. (2025.05.17)</text:span></text:p>
      <text:p text:style-name="P111">Przemek Gerschmann</text:p>
      <text:p text:style-name="P111"/>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5-17T16:31:58.737390938</dc:date>
    <meta:editing-duration>PT9H46M13S</meta:editing-duration>
    <meta:editing-cycles>147</meta:editing-cycles>
    <meta:generator>LibreOffice/7.3.7.2$Linux_X86_64 LibreOffice_project/30$Build-2</meta:generator>
    <meta:document-statistic meta:table-count="0" meta:image-count="0" meta:object-count="0" meta:page-count="9" meta:paragraph-count="208" meta:word-count="2671" meta:character-count="18546" meta:non-whitespace-character-count="16079"/>
  </office:meta>
</office:document-meta>
</file>